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7.86822363478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4.11468828125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6.356148828125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4.156148828125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8.24132734375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20.44132734375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23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727.8007812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4.5560156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15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7.868223634785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4.11468828125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6.35614882812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8.2413273437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20.44132734375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6.0693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15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953440234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33337109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8.24132734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23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20.44132734375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7.868223634785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23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4.11468828125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0T21:50:39.93038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